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63fc" officeooo:paragraph-rsid="000763fc"/>
    </style:style>
    <style:style style:name="P2" style:family="paragraph" style:parent-style-name="Standard">
      <style:paragraph-properties fo:text-align="start" style:justify-single-word="false"/>
      <style:text-properties officeooo:rsid="000907a3" officeooo:paragraph-rsid="000907a3"/>
    </style:style>
    <style:style style:name="P3" style:family="paragraph" style:parent-style-name="Standard">
      <style:paragraph-properties fo:text-align="start" style:justify-single-word="false"/>
      <style:text-properties officeooo:rsid="000907a3" officeooo:paragraph-rsid="000e0e5c"/>
    </style:style>
    <style:style style:name="P4" style:family="paragraph" style:parent-style-name="Standard">
      <style:paragraph-properties fo:text-align="start" style:justify-single-word="false"/>
      <style:text-properties officeooo:rsid="000a92bf" officeooo:paragraph-rsid="000a92bf"/>
    </style:style>
    <style:style style:name="P5" style:family="paragraph" style:parent-style-name="Standard">
      <style:paragraph-properties fo:text-align="start" style:justify-single-word="false"/>
      <style:text-properties officeooo:rsid="000c1e17" officeooo:paragraph-rsid="000c1e17"/>
    </style:style>
    <style:style style:name="P6" style:family="paragraph" style:parent-style-name="Standard">
      <style:paragraph-properties fo:text-align="start" style:justify-single-word="false"/>
      <style:text-properties officeooo:rsid="000df160" officeooo:paragraph-rsid="000df160"/>
    </style:style>
    <style:style style:name="P7" style:family="paragraph" style:parent-style-name="Standard">
      <style:paragraph-properties fo:text-align="center" style:justify-single-word="false"/>
      <style:text-properties officeooo:rsid="000e0e5c" officeooo:paragraph-rsid="000e0e5c"/>
    </style:style>
    <style:style style:name="P8" style:family="paragraph" style:parent-style-name="Standard">
      <style:paragraph-properties fo:text-align="start" style:justify-single-word="false"/>
      <style:text-properties officeooo:rsid="000e4138" officeooo:paragraph-rsid="000e4138"/>
    </style:style>
    <style:style style:name="P9" style:family="paragraph" style:parent-style-name="Standard">
      <style:paragraph-properties fo:text-align="start" style:justify-single-word="false"/>
      <style:text-properties officeooo:rsid="001030e5" officeooo:paragraph-rsid="001030e5"/>
    </style:style>
    <style:style style:name="P10" style:family="paragraph" style:parent-style-name="Standard">
      <style:paragraph-properties fo:text-align="start" style:justify-single-word="false"/>
      <style:text-properties officeooo:rsid="0013247a" officeooo:paragraph-rsid="0013247a"/>
    </style:style>
    <style:style style:name="T1" style:family="text">
      <style:text-properties officeooo:rsid="000c1e17"/>
    </style:style>
    <style:style style:name="T2" style:family="text">
      <style:text-properties officeooo:rsid="000ca2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itterBot</text:p>
      <text:p text:style-name="P1"/>
      <text:p text:style-name="P2"/>
      <text:p text:style-name="P2"/>
      <text:p text:style-name="P5">1) The user needs to create app in twitter and get all credentials before proceeding.</text:p>
      <text:p text:style-name="P5"><text:tab/> Consumer-Key, Consumer-Secret, AccessToken, AccessTokenSecret.</text:p>
      <text:p text:style-name="P5">2)Bot Authkey is also required.</text:p>
      <text:p text:style-name="P2"/>
      <text:p text:style-name="P10">Go to CollectionTask.java file to enter credentials.</text:p>
      <text:p text:style-name="P2"/>
      <text:p text:style-name="P4"><text:tab/><text:tab/><text:tab/><text:tab/><text:tab/><text:tab/> <text:s text:c="3"/>Methods :</text:p>
      <text:p text:style-name="P4"/>
      <text:p text:style-name="P4">1)Tweet : <text:s text:c="2"/>Pop<text:span text:style-name="T2">s </text:span>up a chatlet to reply the followers(<text:span text:style-name="T1">D</text:span>ropDown <text:span text:style-name="T1">List</text:span>) to whom you want to send <text:span text:style-name="T1">the tweet or everyone.</text:span></text:p>
      <text:p text:style-name="P4"/>
      <text:p text:style-name="P6">2)notify:Notifications are set on. The user recieves its notification of twitter in teamchat via the bot.</text:p>
      <text:p text:style-name="P6"/>
      <text:p text:style-name="P6">3)tweetpoll : the poll sent over teamchat is sent to all twitter followers.</text:p>
      <text:p text:style-name="P6"/>
      <text:p text:style-name="P8">4)Timeline : get your timeline in teamchat</text:p>
      <text:p text:style-name="P8"/>
      <text:p text:style-name="P8">5)Timeline &lt;userid&gt; : get the timeline of the user specified</text:p>
      <text:p text:style-name="P8"/>
      <text:p text:style-name="P9">6)find &lt;keyword&gt; Search twitter and get the results displayed in teamchat.</text:p>
      <text:p text:style-name="P6"/>
      <text:p text:style-name="P7">Implementation</text:p>
      <text:p text:style-name="P3">Used Twitter4j to make the bot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8M51S</meta:editing-duration>
    <meta:editing-cycles>15</meta:editing-cycles>
    <meta:generator>LibreOffice/5.0.2.2$Windows_x86 LibreOffice_project/37b43f919e4de5eeaca9b9755ed688758a8251fe</meta:generator>
    <dc:date>2015-12-24T12:50:39.111000000</dc:date>
    <meta:document-statistic meta:table-count="0" meta:image-count="0" meta:object-count="0" meta:page-count="1" meta:paragraph-count="14" meta:word-count="119" meta:character-count="777" meta:non-whitespace-character-count="658"/>
    <meta:user-defined meta:name="Info 1"/>
    <meta:user-defined meta:name="Info 2"/>
    <meta:user-defined meta:name="Info 3"/>
    <meta:user-defined meta:name="Info 4"/>
  </office:meta>
</office:document-meta>
</file>